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2" table:style-name="ta1">
        <table:shapes>
          <draw:frame draw:z-index="0" draw:style-name="gr1" draw:text-style-name="P1" svg:width="602.48pt" svg:height="441.98pt" svg:x="737.77pt" svg:y="32.43pt">
            <loext:p draw:notify-on-update-of-ranges="data2.A2:data2.A19 data2.B1:data2.B1 data2.B2:data2.B19 data2.A2:data2.A19 data2.C1:data2.C1 data2.C2:data2.C19 data2.A2:data2.A19 data2.D1:data2.D1 data2.D2:data2.D19 data2.A2:data2.A19 data2.E1:data2.E1 data2.E2:data2.E19 data2.A2:data2.A19 data2.F1:data2.F1 data2.F2:data2.F19 data2.A2:data2.A19 data2.G1:data2.G1 data2.G2:data2.G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27.65pt" svg:height="463.78pt" svg:x="62.14pt" svg:y="524.81pt">
            <loext:p draw:notify-on-update-of-ranges="data2.A22:data2.A22 data2.A23:data2.A40 data2.B22:data2.B22 data2.B23:data2.B40 data2.A22:data2.A22 data2.A23:data2.A40 data2.C22:data2.C22 data2.C23:data2.C40 data2.A22:data2.A22 data2.A23:data2.A40 data2.D22:data2.D22 data2.D23:data2.D40 data2.A22:data2.A22 data2.A23:data2.A40 data2.E22:data2.E22 data2.E23:data2.E40 data2.A22:data2.A22 data2.A23:data2.A40 data2.F22:data2.F22 data2.F23:data2.F40 data2.A22:data2.A22 data2.A23:data2.A40 data2.G22:data2.G22 data2.G23:data2.G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dding Size</text:p>
          </table:table-cell>
          <table:table-cell office:value-type="string" calcext:value-type="string">
            <text:p>Fix #1 with 1 thread</text:p>
          </table:table-cell>
          <table:table-cell office:value-type="string" calcext:value-type="string">
            <text:p>Fix #1 with 2 threads</text:p>
          </table:table-cell>
          <table:table-cell office:value-type="string" calcext:value-type="string">
            <text:p>Fix #1 with 4 threads</text:p>
          </table:table-cell>
          <table:table-cell office:value-type="string" calcext:value-type="string">
            <text:p>Fix #2 with 1 threads</text:p>
          </table:table-cell>
          <table:table-cell office:value-type="string" calcext:value-type="string">
            <text:p>Fix #2 with 2 threads</text:p>
          </table:table-cell>
          <table:table-cell office:value-type="string" calcext:value-type="string">
            <text:p>Fix #2 with 4 thread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9.094" calcext:value-type="float">
            <text:p>589.094</text:p>
          </table:table-cell>
          <table:table-cell office:value-type="float" office:value="755.033" calcext:value-type="float">
            <text:p>755.033</text:p>
          </table:table-cell>
          <table:table-cell office:value-type="float" office:value="489.375" calcext:value-type="float">
            <text:p>489.375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3.565" calcext:value-type="float">
            <text:p>563.565</text:p>
          </table:table-cell>
          <table:table-cell office:value-type="float" office:value="802.405" calcext:value-type="float">
            <text:p>802.405</text:p>
          </table:table-cell>
          <table:table-cell office:value-type="float" office:value="865.287" calcext:value-type="float">
            <text:p>865.287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5.683" calcext:value-type="float">
            <text:p>585.683</text:p>
          </table:table-cell>
          <table:table-cell office:value-type="float" office:value="1160.53" calcext:value-type="float">
            <text:p>1160.53</text:p>
          </table:table-cell>
          <table:table-cell office:value-type="float" office:value="703.669" calcext:value-type="float">
            <text:p>703.669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8.046" calcext:value-type="float">
            <text:p>608.046</text:p>
          </table:table-cell>
          <table:table-cell office:value-type="float" office:value="1164.87" calcext:value-type="float">
            <text:p>1164.87</text:p>
          </table:table-cell>
          <table:table-cell office:value-type="float" office:value="795.936" calcext:value-type="float">
            <text:p>795.936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1.236" calcext:value-type="float">
            <text:p>601.236</text:p>
          </table:table-cell>
          <table:table-cell office:value-type="float" office:value="1165.44" calcext:value-type="float">
            <text:p>1165.44</text:p>
          </table:table-cell>
          <table:table-cell office:value-type="float" office:value="863.595" calcext:value-type="float">
            <text:p>863.595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3.807" calcext:value-type="float">
            <text:p>603.80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791.771" calcext:value-type="float">
            <text:p>791.771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0.543" calcext:value-type="float">
            <text:p>610.543</text:p>
          </table:table-cell>
          <table:table-cell office:value-type="float" office:value="1167.42" calcext:value-type="float">
            <text:p>1167.42</text:p>
          </table:table-cell>
          <table:table-cell office:value-type="float" office:value="1126.85" calcext:value-type="float">
            <text:p>1126.85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9.152" calcext:value-type="float">
            <text:p>579.152</text:p>
          </table:table-cell>
          <table:table-cell office:value-type="float" office:value="1131.52" calcext:value-type="float">
            <text:p>1131.52</text:p>
          </table:table-cell>
          <table:table-cell office:value-type="float" office:value="988.649" calcext:value-type="float">
            <text:p>988.649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.11" calcext:value-type="float">
            <text:p>600.11</text:p>
          </table:table-cell>
          <table:table-cell office:value-type="float" office:value="1137.27" calcext:value-type="float">
            <text:p>1137.27</text:p>
          </table:table-cell>
          <table:table-cell office:value-type="float" office:value="1028.61" calcext:value-type="float">
            <text:p>1028.61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4.877" calcext:value-type="float">
            <text:p>584.877</text:p>
          </table:table-cell>
          <table:table-cell office:value-type="float" office:value="1132.78" calcext:value-type="float">
            <text:p>1132.78</text:p>
          </table:table-cell>
          <table:table-cell office:value-type="float" office:value="1135.51" calcext:value-type="float">
            <text:p>1135.51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1.054" calcext:value-type="float">
            <text:p>601.054</text:p>
          </table:table-cell>
          <table:table-cell office:value-type="float" office:value="1149.65" calcext:value-type="float">
            <text:p>1149.65</text:p>
          </table:table-cell>
          <table:table-cell office:value-type="float" office:value="1270.14" calcext:value-type="float">
            <text:p>1270.14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4.558" calcext:value-type="float">
            <text:p>594.558</text:p>
          </table:table-cell>
          <table:table-cell office:value-type="float" office:value="1142.03" calcext:value-type="float">
            <text:p>1142.03</text:p>
          </table:table-cell>
          <table:table-cell office:value-type="float" office:value="1273.6" calcext:value-type="float">
            <text:p>1273.6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1.766" calcext:value-type="float">
            <text:p>601.766</text:p>
          </table:table-cell>
          <table:table-cell office:value-type="float" office:value="1156.37" calcext:value-type="float">
            <text:p>1156.37</text:p>
          </table:table-cell>
          <table:table-cell office:value-type="float" office:value="2246.89" calcext:value-type="float">
            <text:p>2246.89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3.552" calcext:value-type="float">
            <text:p>603.552</text:p>
          </table:table-cell>
          <table:table-cell office:value-type="float" office:value="1158.72" calcext:value-type="float">
            <text:p>1158.72</text:p>
          </table:table-cell>
          <table:table-cell office:value-type="float" office:value="2267.12" calcext:value-type="float">
            <text:p>2267.12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9.867" calcext:value-type="float">
            <text:p>609.867</text:p>
          </table:table-cell>
          <table:table-cell office:value-type="float" office:value="1173.79" calcext:value-type="float">
            <text:p>1173.79</text:p>
          </table:table-cell>
          <table:table-cell office:value-type="float" office:value="2290.06" calcext:value-type="float">
            <text:p>2290.06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5.577" calcext:value-type="float">
            <text:p>605.577</text:p>
          </table:table-cell>
          <table:table-cell office:value-type="float" office:value="1160.74" calcext:value-type="float">
            <text:p>1160.74</text:p>
          </table:table-cell>
          <table:table-cell office:value-type="float" office:value="2278.41" calcext:value-type="float">
            <text:p>2278.41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6.657" calcext:value-type="float">
            <text:p>606.657</text:p>
          </table:table-cell>
          <table:table-cell office:value-type="float" office:value="1165.62" calcext:value-type="float">
            <text:p>1165.62</text:p>
          </table:table-cell>
          <table:table-cell office:value-type="float" office:value="2276.38" calcext:value-type="float">
            <text:p>2276.38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1.55" calcext:value-type="float">
            <text:p>591.55</text:p>
          </table:table-cell>
          <table:table-cell office:value-type="float" office:value="1133.89" calcext:value-type="float">
            <text:p>1133.89</text:p>
          </table:table-cell>
          <table:table-cell office:value-type="float" office:value="2212.2" calcext:value-type="float">
            <text:p>2212.2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adding Size</text:p>
          </table:table-cell>
          <table:table-cell office:value-type="string" calcext:value-type="string">
            <text:p>Fix #1 with 1 thread</text:p>
          </table:table-cell>
          <table:table-cell office:value-type="string" calcext:value-type="string">
            <text:p>Fix #1 with 2 threads</text:p>
          </table:table-cell>
          <table:table-cell office:value-type="string" calcext:value-type="string">
            <text:p>Fix #1 with 4 threads</text:p>
          </table:table-cell>
          <table:table-cell office:value-type="string" calcext:value-type="string">
            <text:p>Fix #2 with 1 threads</text:p>
          </table:table-cell>
          <table:table-cell office:value-type="string" calcext:value-type="string">
            <text:p>Fix #2 with 2 threads</text:p>
          </table:table-cell>
          <table:table-cell office:value-type="string" calcext:value-type="string">
            <text:p>Fix #2 with 4 thread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/[.$E$2]" office:value-type="float" office:value="0.935179687772849" calcext:value-type="float">
            <text:p>0.9351796878</text:p>
          </table:table-cell>
          <table:table-cell table:formula="of:=[.C2]/[.$E$2]" office:value-type="float" office:value="1.19860586799084" calcext:value-type="float">
            <text:p>1.198605868</text:p>
          </table:table-cell>
          <table:table-cell table:formula="of:=[.D2]/[.$E$2]" office:value-type="float" office:value="0.776876966500827" calcext:value-type="float">
            <text:p>0.7768769665</text:p>
          </table:table-cell>
          <table:table-cell table:formula="of:=[.E2]/[.$E$2]" office:value-type="float" office:value="1" calcext:value-type="float">
            <text:p>1</text:p>
          </table:table-cell>
          <table:table-cell table:formula="of:=[.F2]/[.$E$2]" office:value-type="float" office:value="1.97515263697641" calcext:value-type="float">
            <text:p>1.975152637</text:p>
          </table:table-cell>
          <table:table-cell table:formula="of:=[.G2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/[.$E$2]" office:value-type="float" office:value="0.894652705238393" calcext:value-type="float">
            <text:p>0.8946527052</text:p>
          </table:table-cell>
          <table:table-cell table:formula="of:=[.C3]/[.$E$2]" office:value-type="float" office:value="1.27380835209215" calcext:value-type="float">
            <text:p>1.2738083521</text:p>
          </table:table-cell>
          <table:table-cell table:formula="of:=[.D3]/[.$E$2]" office:value-type="float" office:value="1.37363277591336" calcext:value-type="float">
            <text:p>1.3736327759</text:p>
          </table:table-cell>
          <table:table-cell table:formula="of:=[.E3]/[.$E$2]" office:value-type="float" office:value="1" calcext:value-type="float">
            <text:p>1</text:p>
          </table:table-cell>
          <table:table-cell table:formula="of:=[.F3]/[.$E$2]" office:value-type="float" office:value="1.97515263697641" calcext:value-type="float">
            <text:p>1.975152637</text:p>
          </table:table-cell>
          <table:table-cell table:formula="of:=[.G3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/[.$E$2]" office:value-type="float" office:value="0.929764766020135" calcext:value-type="float">
            <text:p>0.929764766</text:p>
          </table:table-cell>
          <table:table-cell table:formula="of:=[.C4]/[.$E$2]" office:value-type="float" office:value="1.84232751148548" calcext:value-type="float">
            <text:p>1.8423275115</text:p>
          </table:table-cell>
          <table:table-cell table:formula="of:=[.D4]/[.$E$2]" office:value-type="float" office:value="1.11706613157736" calcext:value-type="float">
            <text:p>1.1170661316</text:p>
          </table:table-cell>
          <table:table-cell table:formula="of:=[.E4]/[.$E$2]" office:value-type="float" office:value="1" calcext:value-type="float">
            <text:p>1</text:p>
          </table:table-cell>
          <table:table-cell table:formula="of:=[.F4]/[.$E$2]" office:value-type="float" office:value="1.97515263697641" calcext:value-type="float">
            <text:p>1.975152637</text:p>
          </table:table-cell>
          <table:table-cell table:formula="of:=[.G4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/[.$E$2]" office:value-type="float" office:value="0.965265761375146" calcext:value-type="float">
            <text:p>0.9652657614</text:p>
          </table:table-cell>
          <table:table-cell table:formula="of:=[.C5]/[.$E$2]" office:value-type="float" office:value="1.8492172096405" calcext:value-type="float">
            <text:p>1.8492172096</text:p>
          </table:table-cell>
          <table:table-cell table:formula="of:=[.D5]/[.$E$2]" office:value-type="float" office:value="1.26353889186984" calcext:value-type="float">
            <text:p>1.2635388919</text:p>
          </table:table-cell>
          <table:table-cell table:formula="of:=[.E5]/[.$E$2]" office:value-type="float" office:value="1" calcext:value-type="float">
            <text:p>1</text:p>
          </table:table-cell>
          <table:table-cell table:formula="of:=[.F5]/[.$E$2]" office:value-type="float" office:value="1.97515263697641" calcext:value-type="float">
            <text:p>1.975152637</text:p>
          </table:table-cell>
          <table:table-cell table:formula="of:=[.G5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/[.$E$2]" office:value-type="float" office:value="0.954454967726368" calcext:value-type="float">
            <text:p>0.9544549677</text:p>
          </table:table-cell>
          <table:table-cell table:formula="of:=[.C6]/[.$E$2]" office:value-type="float" office:value="1.85012207783136" calcext:value-type="float">
            <text:p>1.8501220778</text:p>
          </table:table-cell>
          <table:table-cell table:formula="of:=[.D6]/[.$E$2]" office:value-type="float" office:value="1.37094674612574" calcext:value-type="float">
            <text:p>1.3709467461</text:p>
          </table:table-cell>
          <table:table-cell table:formula="of:=[.E6]/[.$E$2]" office:value-type="float" office:value="1" calcext:value-type="float">
            <text:p>1</text:p>
          </table:table-cell>
          <table:table-cell table:formula="of:=[.F6]/[.$E$2]" office:value-type="float" office:value="1.97515263697641" calcext:value-type="float">
            <text:p>1.975152637</text:p>
          </table:table-cell>
          <table:table-cell table:formula="of:=[.G6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/[.$E$2]" office:value-type="float" office:value="0.958536399513594" calcext:value-type="float">
            <text:p>0.9585363995</text:p>
          </table:table-cell>
          <table:table-cell table:formula="of:=[.C7]/[.$E$2]" office:value-type="float" office:value="1.82619863285529" calcext:value-type="float">
            <text:p>1.8261986329</text:p>
          </table:table-cell>
          <table:table-cell table:formula="of:=[.D7]/[.$E$2]" office:value-type="float" office:value="1.25692700412429" calcext:value-type="float">
            <text:p>1.2569270041</text:p>
          </table:table-cell>
          <table:table-cell table:formula="of:=[.E7]/[.$E$2]" office:value-type="float" office:value="1" calcext:value-type="float">
            <text:p>1</text:p>
          </table:table-cell>
          <table:table-cell table:formula="of:=[.F7]/[.$E$2]" office:value-type="float" office:value="1.97515263697641" calcext:value-type="float">
            <text:p>1.975152637</text:p>
          </table:table-cell>
          <table:table-cell table:formula="of:=[.G7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/[.$E$2]" office:value-type="float" office:value="0.969229719046364" calcext:value-type="float">
            <text:p>0.969229719</text:p>
          </table:table-cell>
          <table:table-cell table:formula="of:=[.C8]/[.$E$2]" office:value-type="float" office:value="1.85326530417859" calcext:value-type="float">
            <text:p>1.8532653042</text:p>
          </table:table-cell>
          <table:table-cell table:formula="of:=[.D8]/[.$E$2]" office:value-type="float" office:value="1.78886091382162" calcext:value-type="float">
            <text:p>1.7888609138</text:p>
          </table:table-cell>
          <table:table-cell table:formula="of:=[.E8]/[.$E$2]" office:value-type="float" office:value="1" calcext:value-type="float">
            <text:p>1</text:p>
          </table:table-cell>
          <table:table-cell table:formula="of:=[.F8]/[.$E$2]" office:value-type="float" office:value="1.97515263697641" calcext:value-type="float">
            <text:p>1.975152637</text:p>
          </table:table-cell>
          <table:table-cell table:formula="of:=[.G8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/[.$E$2]" office:value-type="float" office:value="0.919396881538466" calcext:value-type="float">
            <text:p>0.9193968815</text:p>
          </table:table-cell>
          <table:table-cell table:formula="of:=[.C9]/[.$E$2]" office:value-type="float" office:value="1.79627448303452" calcext:value-type="float">
            <text:p>1.796274483</text:p>
          </table:table-cell>
          <table:table-cell table:formula="of:=[.D9]/[.$E$2]" office:value-type="float" office:value="1.56946847724971" calcext:value-type="float">
            <text:p>1.5694684772</text:p>
          </table:table-cell>
          <table:table-cell table:formula="of:=[.E9]/[.$E$2]" office:value-type="float" office:value="1" calcext:value-type="float">
            <text:p>1</text:p>
          </table:table-cell>
          <table:table-cell table:formula="of:=[.F9]/[.$E$2]" office:value-type="float" office:value="1.97515263697641" calcext:value-type="float">
            <text:p>1.975152637</text:p>
          </table:table-cell>
          <table:table-cell table:formula="of:=[.G9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/[.$E$2]" office:value-type="float" office:value="0.952667456177392" calcext:value-type="float">
            <text:p>0.9526674562</text:p>
          </table:table-cell>
          <table:table-cell table:formula="of:=[.C10]/[.$E$2]" office:value-type="float" office:value="1.80540253934589" calcext:value-type="float">
            <text:p>1.8054025393</text:p>
          </table:table-cell>
          <table:table-cell table:formula="of:=[.D10]/[.$E$2]" office:value-type="float" office:value="1.63290608738169" calcext:value-type="float">
            <text:p>1.6329060874</text:p>
          </table:table-cell>
          <table:table-cell table:formula="of:=[.E10]/[.$E$2]" office:value-type="float" office:value="1" calcext:value-type="float">
            <text:p>1</text:p>
          </table:table-cell>
          <table:table-cell table:formula="of:=[.F10]/[.$E$2]" office:value-type="float" office:value="1.97515263697641" calcext:value-type="float">
            <text:p>1.975152637</text:p>
          </table:table-cell>
          <table:table-cell table:formula="of:=[.G10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/[.$E$2]" office:value-type="float" office:value="0.928485250648489" calcext:value-type="float">
            <text:p>0.9284852506</text:p>
          </table:table-cell>
          <table:table-cell table:formula="of:=[.C11]/[.$E$2]" office:value-type="float" office:value="1.79827471798275" calcext:value-type="float">
            <text:p>1.798274718</text:p>
          </table:table-cell>
          <table:table-cell table:formula="of:=[.D11]/[.$E$2]" office:value-type="float" office:value="1.80260856037058" calcext:value-type="float">
            <text:p>1.8026085604</text:p>
          </table:table-cell>
          <table:table-cell table:formula="of:=[.E11]/[.$E$2]" office:value-type="float" office:value="1" calcext:value-type="float">
            <text:p>1</text:p>
          </table:table-cell>
          <table:table-cell table:formula="of:=[.F11]/[.$E$2]" office:value-type="float" office:value="1.97515263697641" calcext:value-type="float">
            <text:p>1.975152637</text:p>
          </table:table-cell>
          <table:table-cell table:formula="of:=[.G11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/[.$E$2]" office:value-type="float" office:value="0.954166044900512" calcext:value-type="float">
            <text:p>0.9541660449</text:p>
          </table:table-cell>
          <table:table-cell table:formula="of:=[.C12]/[.$E$2]" office:value-type="float" office:value="1.8250556414563" calcext:value-type="float">
            <text:p>1.8250556415</text:p>
          </table:table-cell>
          <table:table-cell table:formula="of:=[.D12]/[.$E$2]" office:value-type="float" office:value="2.01633207710112" calcext:value-type="float">
            <text:p>2.0163320771</text:p>
          </table:table-cell>
          <table:table-cell table:formula="of:=[.E12]/[.$E$2]" office:value-type="float" office:value="1" calcext:value-type="float">
            <text:p>1</text:p>
          </table:table-cell>
          <table:table-cell table:formula="of:=[.F12]/[.$E$2]" office:value-type="float" office:value="1.97515263697641" calcext:value-type="float">
            <text:p>1.975152637</text:p>
          </table:table-cell>
          <table:table-cell table:formula="of:=[.G12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/[.$E$2]" office:value-type="float" office:value="0.943853722500738" calcext:value-type="float">
            <text:p>0.9438537225</text:p>
          </table:table-cell>
          <table:table-cell table:formula="of:=[.C13]/[.$E$2]" office:value-type="float" office:value="1.81295898248366" calcext:value-type="float">
            <text:p>1.8129589825</text:p>
          </table:table-cell>
          <table:table-cell table:formula="of:=[.D13]/[.$E$2]" office:value-type="float" office:value="2.02182478576849" calcext:value-type="float">
            <text:p>2.0218247858</text:p>
          </table:table-cell>
          <table:table-cell table:formula="of:=[.E13]/[.$E$2]" office:value-type="float" office:value="1" calcext:value-type="float">
            <text:p>1</text:p>
          </table:table-cell>
          <table:table-cell table:formula="of:=[.F13]/[.$E$2]" office:value-type="float" office:value="1.97515263697641" calcext:value-type="float">
            <text:p>1.975152637</text:p>
          </table:table-cell>
          <table:table-cell table:formula="of:=[.G13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/[.$E$2]" office:value-type="float" office:value="0.955296336395069" calcext:value-type="float">
            <text:p>0.9552963364</text:p>
          </table:table-cell>
          <table:table-cell table:formula="of:=[.C14]/[.$E$2]" office:value-type="float" office:value="1.8357235611802" calcext:value-type="float">
            <text:p>1.8357235612</text:p>
          </table:table-cell>
          <table:table-cell table:formula="of:=[.D14]/[.$E$2]" office:value-type="float" office:value="3.56691103399447" calcext:value-type="float">
            <text:p>3.566911034</text:p>
          </table:table-cell>
          <table:table-cell table:formula="of:=[.E14]/[.$E$2]" office:value-type="float" office:value="1" calcext:value-type="float">
            <text:p>1</text:p>
          </table:table-cell>
          <table:table-cell table:formula="of:=[.F14]/[.$E$2]" office:value-type="float" office:value="1.97515263697641" calcext:value-type="float">
            <text:p>1.975152637</text:p>
          </table:table-cell>
          <table:table-cell table:formula="of:=[.G14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/[.$E$2]" office:value-type="float" office:value="0.958131590059785" calcext:value-type="float">
            <text:p>0.9581315901</text:p>
          </table:table-cell>
          <table:table-cell table:formula="of:=[.C15]/[.$E$2]" office:value-type="float" office:value="1.83945415810746" calcext:value-type="float">
            <text:p>1.8394541581</text:p>
          </table:table-cell>
          <table:table-cell table:formula="of:=[.D15]/[.$E$2]" office:value-type="float" office:value="3.59902591732997" calcext:value-type="float">
            <text:p>3.5990259173</text:p>
          </table:table-cell>
          <table:table-cell table:formula="of:=[.E15]/[.$E$2]" office:value-type="float" office:value="1" calcext:value-type="float">
            <text:p>1</text:p>
          </table:table-cell>
          <table:table-cell table:formula="of:=[.F15]/[.$E$2]" office:value-type="float" office:value="1.97515263697641" calcext:value-type="float">
            <text:p>1.975152637</text:p>
          </table:table-cell>
          <table:table-cell table:formula="of:=[.G15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/[.$E$2]" office:value-type="float" office:value="0.968156577121757" calcext:value-type="float">
            <text:p>0.9681565771</text:p>
          </table:table-cell>
          <table:table-cell table:formula="of:=[.C16]/[.$E$2]" office:value-type="float" office:value="1.86337760308354" calcext:value-type="float">
            <text:p>1.8633776031</text:p>
          </table:table-cell>
          <table:table-cell table:formula="of:=[.D16]/[.$E$2]" office:value-type="float" office:value="3.63544289329223" calcext:value-type="float">
            <text:p>3.6354428933</text:p>
          </table:table-cell>
          <table:table-cell table:formula="of:=[.E16]/[.$E$2]" office:value-type="float" office:value="1" calcext:value-type="float">
            <text:p>1</text:p>
          </table:table-cell>
          <table:table-cell table:formula="of:=[.F16]/[.$E$2]" office:value-type="float" office:value="1.97515263697641" calcext:value-type="float">
            <text:p>1.975152637</text:p>
          </table:table-cell>
          <table:table-cell table:formula="of:=[.G16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/[.$E$2]" office:value-type="float" office:value="0.961346253369443" calcext:value-type="float">
            <text:p>0.9613462534</text:p>
          </table:table-cell>
          <table:table-cell table:formula="of:=[.C17]/[.$E$2]" office:value-type="float" office:value="1.84266088397685" calcext:value-type="float">
            <text:p>1.842660884</text:p>
          </table:table-cell>
          <table:table-cell table:formula="of:=[.D17]/[.$E$2]" office:value-type="float" office:value="3.61694865746135" calcext:value-type="float">
            <text:p>3.6169486575</text:p>
          </table:table-cell>
          <table:table-cell table:formula="of:=[.E17]/[.$E$2]" office:value-type="float" office:value="1" calcext:value-type="float">
            <text:p>1</text:p>
          </table:table-cell>
          <table:table-cell table:formula="of:=[.F17]/[.$E$2]" office:value-type="float" office:value="1.97515263697641" calcext:value-type="float">
            <text:p>1.975152637</text:p>
          </table:table-cell>
          <table:table-cell table:formula="of:=[.G17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/[.$E$2]" office:value-type="float" office:value="0.963060740467928" calcext:value-type="float">
            <text:p>0.9630607405</text:p>
          </table:table-cell>
          <table:table-cell table:formula="of:=[.C18]/[.$E$2]" office:value-type="float" office:value="1.85040782568111" calcext:value-type="float">
            <text:p>1.8504078257</text:p>
          </table:table-cell>
          <table:table-cell table:formula="of:=[.D18]/[.$E$2]" office:value-type="float" office:value="3.61372605671142" calcext:value-type="float">
            <text:p>3.6137260567</text:p>
          </table:table-cell>
          <table:table-cell table:formula="of:=[.E18]/[.$E$2]" office:value-type="float" office:value="1" calcext:value-type="float">
            <text:p>1</text:p>
          </table:table-cell>
          <table:table-cell table:formula="of:=[.F18]/[.$E$2]" office:value-type="float" office:value="1.97515263697641" calcext:value-type="float">
            <text:p>1.975152637</text:p>
          </table:table-cell>
          <table:table-cell table:formula="of:=[.G18]/[.$E$2]" office:value-type="float" office:value="3.88275765724863" calcext:value-type="float">
            <text:p>3.882757657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/[.$E$2]" office:value-type="float" office:value="0.939078558433848" calcext:value-type="float">
            <text:p>0.9390785584</text:p>
          </table:table-cell>
          <table:table-cell table:formula="of:=[.C19]/[.$E$2]" office:value-type="float" office:value="1.80003682972286" calcext:value-type="float">
            <text:p>1.8000368297</text:p>
          </table:table-cell>
          <table:table-cell table:formula="of:=[.D19]/[.$E$2]" office:value-type="float" office:value="3.51184107339592" calcext:value-type="float">
            <text:p>3.5118410734</text:p>
          </table:table-cell>
          <table:table-cell table:formula="of:=[.E19]/[.$E$2]" office:value-type="float" office:value="1" calcext:value-type="float">
            <text:p>1</text:p>
          </table:table-cell>
          <table:table-cell table:formula="of:=[.F19]/[.$E$2]" office:value-type="float" office:value="1.97515263697641" calcext:value-type="float">
            <text:p>1.975152637</text:p>
          </table:table-cell>
          <table:table-cell table:formula="of:=[.G19]/[.$E$2]" office:value-type="float" office:value="3.88275765724863" calcext:value-type="float">
            <text:p>3.882757657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3:18:26.671510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3:47:30.800676758</dc:date>
    <meta:editing-duration>PT18M36S</meta:editing-duration>
    <meta:editing-cycles>2</meta:editing-cycles>
    <meta:generator>LibreOffice/5.1.6.2$Linux_X86_64 LibreOffice_project/10m0$Build-2</meta:generator>
    <meta:document-statistic meta:table-count="1" meta:cell-count="2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255cm" svg:height="15.593cm" xlink:href=".." xlink:type="simple" chart:class="chart:scatter" chart:style-name="ch1">
        <chart:title svg:x="3.691cm" svg:y="0.447cm" chart:style-name="ch2">
          <text:p>Comparision on Performance between 2 types of False Sharing Fixes</text:p>
        </chart:title>
        <chart:subtitle svg:x="5.344cm" svg:y="1.537cm" chart:style-name="ch3">
          <text:p>Mega  Read&amp;Write Operations Per Second vs. Padding Size</text:p>
        </chart:subtitle>
        <chart:legend chart:legend-position="bottom" svg:x="4.124cm" svg:y="14.312cm" style:legend-expansion="wide" chart:style-name="ch4"/>
        <chart:plot-area chart:style-name="ch5" table:cell-range-address="data2.A2:data2.G19 data2.B1:data2.G1" chart:data-source-has-labels="row" svg:x="1.436cm" svg:y="2.531cm" svg:width="19.394cm" svg:height="10.489cm">
          <chartooo:coordinate-region svg:x="2.428cm" svg:y="2.73cm" svg:width="18.215cm" svg:height="9.643cm"/>
          <chart:axis chart:dimension="x" chart:name="primary-x" chart:style-name="ch6">
            <chart:title svg:x="9.74cm" svg:y="13.331cm" chart:style-name="ch7">
              <text:p>Padding in 4 bytes</text:p>
            </chart:title>
          </chart:axis>
          <chart:axis chart:dimension="y" chart:name="primary-y" chart:style-name="ch6">
            <chart:title svg:x="0.451cm" svg:y="10.862cm" chart:style-name="ch8">
              <text:p>Mega Read&amp;Write Operations Per Second</text:p>
            </chart:title>
            <chart:grid chart:style-name="ch9" chart:class="major"/>
          </chart:axis>
          <chart:series chart:style-name="ch10" chart:values-cell-range-address="data2.B2:data2.B19" chart:label-cell-address="data2.B1:data2.B1" chart:class="chart:scatter">
            <chart:domain table:cell-range-address="data2.A2:data2.A19"/>
            <chart:data-point chart:repeated="18"/>
          </chart:series>
          <chart:series chart:style-name="ch11" chart:values-cell-range-address="data2.C2:data2.C19" chart:label-cell-address="data2.C1:data2.C1" chart:class="chart:scatter">
            <chart:data-point chart:repeated="18"/>
          </chart:series>
          <chart:series chart:style-name="ch12" chart:values-cell-range-address="data2.D2:data2.D19" chart:label-cell-address="data2.D1:data2.D1" chart:class="chart:scatter">
            <chart:data-point chart:repeated="18"/>
          </chart:series>
          <chart:series chart:style-name="ch13" chart:values-cell-range-address="data2.E2:data2.E19" chart:label-cell-address="data2.E1:data2.E1" chart:class="chart:scatter">
            <chart:data-point chart:repeated="18"/>
          </chart:series>
          <chart:series chart:style-name="ch14" chart:values-cell-range-address="data2.F2:data2.F19" chart:label-cell-address="data2.F1:data2.F1" chart:class="chart:scatter">
            <chart:data-point chart:repeated="18"/>
          </chart:series>
          <chart:series chart:style-name="ch15" chart:values-cell-range-address="data2.G2:data2.G19" chart:label-cell-address="data2.G1:data2.G1" chart:class="chart:scatte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x #1 with 1 thread</text:p>
                <draw:g>
                  <svg:desc>data2.B1:data2.B1</svg:desc>
                </draw:g>
              </table:table-cell>
              <table:table-cell office:value-type="string">
                <text:p>Fix #1 with 2 threads</text:p>
                <draw:g>
                  <svg:desc>data2.C1:data2.C1</svg:desc>
                </draw:g>
              </table:table-cell>
              <table:table-cell office:value-type="string">
                <text:p>Fix #1 with 4 threads</text:p>
                <draw:g>
                  <svg:desc>data2.D1:data2.D1</svg:desc>
                </draw:g>
              </table:table-cell>
              <table:table-cell office:value-type="string">
                <text:p>Fix #2 with 1 threads</text:p>
                <draw:g>
                  <svg:desc>data2.E1:data2.E1</svg:desc>
                </draw:g>
              </table:table-cell>
              <table:table-cell office:value-type="string">
                <text:p>Fix #2 with 2 threads</text:p>
                <draw:g>
                  <svg:desc>data2.F1:data2.F1</svg:desc>
                </draw:g>
              </table:table-cell>
              <table:table-cell office:value-type="string">
                <text:p>Fix #2 with 4 threads</text:p>
                <draw:g>
                  <svg:desc>data2.G1:data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2.A2:data2.A19</svg:desc>
                </draw:g>
              </table:table-cell>
              <table:table-cell office:value-type="float" office:value="589.094">
                <text:p>589.094</text:p>
                <draw:g>
                  <svg:desc>data2.B2:data2.B19</svg:desc>
                </draw:g>
              </table:table-cell>
              <table:table-cell office:value-type="float" office:value="755.033">
                <text:p>755.033</text:p>
                <draw:g>
                  <svg:desc>data2.C2:data2.C19</svg:desc>
                </draw:g>
              </table:table-cell>
              <table:table-cell office:value-type="float" office:value="489.375">
                <text:p>489.375</text:p>
                <draw:g>
                  <svg:desc>data2.D2:data2.D19</svg:desc>
                </draw:g>
              </table:table-cell>
              <table:table-cell office:value-type="float" office:value="629.926">
                <text:p>629.926</text:p>
                <draw:g>
                  <svg:desc>data2.E2:data2.E19</svg:desc>
                </draw:g>
              </table:table-cell>
              <table:table-cell office:value-type="float" office:value="1244.2">
                <text:p>1244.2</text:p>
                <draw:g>
                  <svg:desc>data2.F2:data2.F19</svg:desc>
                </draw:g>
              </table:table-cell>
              <table:table-cell office:value-type="float" office:value="2445.85">
                <text:p>2445.85</text:p>
                <draw:g>
                  <svg:desc>data2.G2:data2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3.565">
                <text:p>563.565</text:p>
              </table:table-cell>
              <table:table-cell office:value-type="float" office:value="802.405">
                <text:p>802.405</text:p>
              </table:table-cell>
              <table:table-cell office:value-type="float" office:value="865.287">
                <text:p>865.287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5.683">
                <text:p>585.683</text:p>
              </table:table-cell>
              <table:table-cell office:value-type="float" office:value="1160.53">
                <text:p>1160.53</text:p>
              </table:table-cell>
              <table:table-cell office:value-type="float" office:value="703.669">
                <text:p>703.669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08.046">
                <text:p>608.046</text:p>
              </table:table-cell>
              <table:table-cell office:value-type="float" office:value="1164.87">
                <text:p>1164.87</text:p>
              </table:table-cell>
              <table:table-cell office:value-type="float" office:value="795.936">
                <text:p>795.936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01.236">
                <text:p>601.236</text:p>
              </table:table-cell>
              <table:table-cell office:value-type="float" office:value="1165.44">
                <text:p>1165.44</text:p>
              </table:table-cell>
              <table:table-cell office:value-type="float" office:value="863.595">
                <text:p>863.595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03.807">
                <text:p>603.807</text:p>
              </table:table-cell>
              <table:table-cell office:value-type="float" office:value="1150.37">
                <text:p>1150.37</text:p>
              </table:table-cell>
              <table:table-cell office:value-type="float" office:value="791.771">
                <text:p>791.771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0.543">
                <text:p>610.543</text:p>
              </table:table-cell>
              <table:table-cell office:value-type="float" office:value="1167.42">
                <text:p>1167.42</text:p>
              </table:table-cell>
              <table:table-cell office:value-type="float" office:value="1126.85">
                <text:p>1126.85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79.152">
                <text:p>579.152</text:p>
              </table:table-cell>
              <table:table-cell office:value-type="float" office:value="1131.52">
                <text:p>1131.52</text:p>
              </table:table-cell>
              <table:table-cell office:value-type="float" office:value="988.649">
                <text:p>988.649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00.11">
                <text:p>600.11</text:p>
              </table:table-cell>
              <table:table-cell office:value-type="float" office:value="1137.27">
                <text:p>1137.27</text:p>
              </table:table-cell>
              <table:table-cell office:value-type="float" office:value="1028.61">
                <text:p>1028.61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84.877">
                <text:p>584.877</text:p>
              </table:table-cell>
              <table:table-cell office:value-type="float" office:value="1132.78">
                <text:p>1132.78</text:p>
              </table:table-cell>
              <table:table-cell office:value-type="float" office:value="1135.51">
                <text:p>1135.51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01.054">
                <text:p>601.054</text:p>
              </table:table-cell>
              <table:table-cell office:value-type="float" office:value="1149.65">
                <text:p>1149.65</text:p>
              </table:table-cell>
              <table:table-cell office:value-type="float" office:value="1270.14">
                <text:p>1270.14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4.558">
                <text:p>594.558</text:p>
              </table:table-cell>
              <table:table-cell office:value-type="float" office:value="1142.03">
                <text:p>1142.03</text:p>
              </table:table-cell>
              <table:table-cell office:value-type="float" office:value="1273.6">
                <text:p>1273.6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01.766">
                <text:p>601.766</text:p>
              </table:table-cell>
              <table:table-cell office:value-type="float" office:value="1156.37">
                <text:p>1156.37</text:p>
              </table:table-cell>
              <table:table-cell office:value-type="float" office:value="2246.89">
                <text:p>2246.89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03.552">
                <text:p>603.552</text:p>
              </table:table-cell>
              <table:table-cell office:value-type="float" office:value="1158.72">
                <text:p>1158.72</text:p>
              </table:table-cell>
              <table:table-cell office:value-type="float" office:value="2267.12">
                <text:p>2267.12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9.867">
                <text:p>609.867</text:p>
              </table:table-cell>
              <table:table-cell office:value-type="float" office:value="1173.79">
                <text:p>1173.79</text:p>
              </table:table-cell>
              <table:table-cell office:value-type="float" office:value="2290.06">
                <text:p>2290.06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05.577">
                <text:p>605.577</text:p>
              </table:table-cell>
              <table:table-cell office:value-type="float" office:value="1160.74">
                <text:p>1160.74</text:p>
              </table:table-cell>
              <table:table-cell office:value-type="float" office:value="2278.41">
                <text:p>2278.41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06.657">
                <text:p>606.657</text:p>
              </table:table-cell>
              <table:table-cell office:value-type="float" office:value="1165.62">
                <text:p>1165.62</text:p>
              </table:table-cell>
              <table:table-cell office:value-type="float" office:value="2276.38">
                <text:p>2276.38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91.55">
                <text:p>591.55</text:p>
              </table:table-cell>
              <table:table-cell office:value-type="float" office:value="1133.89">
                <text:p>1133.89</text:p>
              </table:table-cell>
              <table:table-cell office:value-type="float" office:value="2212.2">
                <text:p>2212.2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71cm" svg:height="16.362cm" xlink:href=".." xlink:type="simple" chart:class="chart:scatter" chart:style-name="ch1">
        <chart:legend chart:legend-position="end" svg:x="21.126cm" svg:y="6.637cm" style:legend-expansion="high" chart:style-name="ch2"/>
        <chart:plot-area chart:style-name="ch3" table:cell-range-address="data2.A22:data2.G40" chart:data-source-has-labels="row" svg:x="0.513cm" svg:y="0.327cm" svg:width="20.1cm" svg:height="15.708cm">
          <chartooo:coordinate-region svg:x="1.24cm" svg:y="0.526cm" svg:width="19.186cm" svg:height="14.8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2.B23:data2.B40" chart:label-cell-address="data2.B22:data2.B22" chart:class="chart:scatter">
            <chart:domain table:cell-range-address="data2.A23:data2.A40"/>
            <chart:data-point chart:repeated="18"/>
          </chart:series>
          <chart:series chart:style-name="ch7" chart:values-cell-range-address="data2.C23:data2.C40" chart:label-cell-address="data2.C22:data2.C22" chart:class="chart:scatter">
            <chart:data-point chart:repeated="18"/>
          </chart:series>
          <chart:series chart:style-name="ch8" chart:values-cell-range-address="data2.D23:data2.D40" chart:label-cell-address="data2.D22:data2.D22" chart:class="chart:scatter">
            <chart:data-point chart:repeated="18"/>
          </chart:series>
          <chart:series chart:style-name="ch9" chart:values-cell-range-address="data2.E23:data2.E40" chart:label-cell-address="data2.E22:data2.E22" chart:class="chart:scatter">
            <chart:data-point chart:repeated="18"/>
          </chart:series>
          <chart:series chart:style-name="ch10" chart:values-cell-range-address="data2.F23:data2.F40" chart:label-cell-address="data2.F22:data2.F22" chart:class="chart:scatter">
            <chart:data-point chart:repeated="18"/>
          </chart:series>
          <chart:series chart:style-name="ch11" chart:values-cell-range-address="data2.G23:data2.G40" chart:label-cell-address="data2.G22:data2.G2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x #1 with 1 thread</text:p>
                <draw:g>
                  <svg:desc>data2.B22:data2.B22</svg:desc>
                </draw:g>
              </table:table-cell>
              <table:table-cell office:value-type="string">
                <text:p>Fix #1 with 2 threads</text:p>
                <draw:g>
                  <svg:desc>data2.C22:data2.C22</svg:desc>
                </draw:g>
              </table:table-cell>
              <table:table-cell office:value-type="string">
                <text:p>Fix #1 with 4 threads</text:p>
                <draw:g>
                  <svg:desc>data2.D22:data2.D22</svg:desc>
                </draw:g>
              </table:table-cell>
              <table:table-cell office:value-type="string">
                <text:p>Fix #2 with 1 threads</text:p>
                <draw:g>
                  <svg:desc>data2.E22:data2.E22</svg:desc>
                </draw:g>
              </table:table-cell>
              <table:table-cell office:value-type="string">
                <text:p>Fix #2 with 2 threads</text:p>
                <draw:g>
                  <svg:desc>data2.F22:data2.F22</svg:desc>
                </draw:g>
              </table:table-cell>
              <table:table-cell office:value-type="string">
                <text:p>Fix #2 with 4 threads</text:p>
                <draw:g>
                  <svg:desc>data2.G22:data2.G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2.A23:data2.A40</svg:desc>
                </draw:g>
              </table:table-cell>
              <table:table-cell office:value-type="float" office:value="0.935179687772849">
                <text:p>0.935179687772849</text:p>
                <draw:g>
                  <svg:desc>data2.B23:data2.B40</svg:desc>
                </draw:g>
              </table:table-cell>
              <table:table-cell office:value-type="float" office:value="1.19860586799084">
                <text:p>1.19860586799084</text:p>
                <draw:g>
                  <svg:desc>data2.C23:data2.C40</svg:desc>
                </draw:g>
              </table:table-cell>
              <table:table-cell office:value-type="float" office:value="0.776876966500827">
                <text:p>0.776876966500827</text:p>
                <draw:g>
                  <svg:desc>data2.D23:data2.D40</svg:desc>
                </draw:g>
              </table:table-cell>
              <table:table-cell office:value-type="float" office:value="1">
                <text:p>1</text:p>
                <draw:g>
                  <svg:desc>data2.E23:data2.E40</svg:desc>
                </draw:g>
              </table:table-cell>
              <table:table-cell office:value-type="float" office:value="1.97515263697641">
                <text:p>1.97515263697641</text:p>
                <draw:g>
                  <svg:desc>data2.F23:data2.F40</svg:desc>
                </draw:g>
              </table:table-cell>
              <table:table-cell office:value-type="float" office:value="3.88275765724863">
                <text:p>3.88275765724863</text:p>
                <draw:g>
                  <svg:desc>data2.G23:data2.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94652705238393">
                <text:p>0.894652705238393</text:p>
              </table:table-cell>
              <table:table-cell office:value-type="float" office:value="1.27380835209215">
                <text:p>1.27380835209215</text:p>
              </table:table-cell>
              <table:table-cell office:value-type="float" office:value="1.37363277591336">
                <text:p>1.37363277591336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29764766020135">
                <text:p>0.929764766020135</text:p>
              </table:table-cell>
              <table:table-cell office:value-type="float" office:value="1.84232751148548">
                <text:p>1.84232751148548</text:p>
              </table:table-cell>
              <table:table-cell office:value-type="float" office:value="1.11706613157736">
                <text:p>1.11706613157736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65265761375146">
                <text:p>0.965265761375146</text:p>
              </table:table-cell>
              <table:table-cell office:value-type="float" office:value="1.8492172096405">
                <text:p>1.8492172096405</text:p>
              </table:table-cell>
              <table:table-cell office:value-type="float" office:value="1.26353889186984">
                <text:p>1.26353889186984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54454967726368">
                <text:p>0.954454967726368</text:p>
              </table:table-cell>
              <table:table-cell office:value-type="float" office:value="1.85012207783136">
                <text:p>1.85012207783136</text:p>
              </table:table-cell>
              <table:table-cell office:value-type="float" office:value="1.37094674612574">
                <text:p>1.37094674612574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58536399513594">
                <text:p>0.958536399513594</text:p>
              </table:table-cell>
              <table:table-cell office:value-type="float" office:value="1.82619863285529">
                <text:p>1.82619863285529</text:p>
              </table:table-cell>
              <table:table-cell office:value-type="float" office:value="1.25692700412429">
                <text:p>1.25692700412429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69229719046364">
                <text:p>0.969229719046364</text:p>
              </table:table-cell>
              <table:table-cell office:value-type="float" office:value="1.85326530417859">
                <text:p>1.85326530417859</text:p>
              </table:table-cell>
              <table:table-cell office:value-type="float" office:value="1.78886091382162">
                <text:p>1.78886091382162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19396881538466">
                <text:p>0.919396881538466</text:p>
              </table:table-cell>
              <table:table-cell office:value-type="float" office:value="1.79627448303452">
                <text:p>1.79627448303452</text:p>
              </table:table-cell>
              <table:table-cell office:value-type="float" office:value="1.56946847724971">
                <text:p>1.56946847724971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52667456177392">
                <text:p>0.952667456177392</text:p>
              </table:table-cell>
              <table:table-cell office:value-type="float" office:value="1.80540253934589">
                <text:p>1.80540253934589</text:p>
              </table:table-cell>
              <table:table-cell office:value-type="float" office:value="1.63290608738169">
                <text:p>1.63290608738169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28485250648489">
                <text:p>0.928485250648489</text:p>
              </table:table-cell>
              <table:table-cell office:value-type="float" office:value="1.79827471798275">
                <text:p>1.79827471798275</text:p>
              </table:table-cell>
              <table:table-cell office:value-type="float" office:value="1.80260856037058">
                <text:p>1.80260856037058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54166044900512">
                <text:p>0.954166044900512</text:p>
              </table:table-cell>
              <table:table-cell office:value-type="float" office:value="1.8250556414563">
                <text:p>1.8250556414563</text:p>
              </table:table-cell>
              <table:table-cell office:value-type="float" office:value="2.01633207710112">
                <text:p>2.01633207710112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43853722500738">
                <text:p>0.943853722500738</text:p>
              </table:table-cell>
              <table:table-cell office:value-type="float" office:value="1.81295898248366">
                <text:p>1.81295898248366</text:p>
              </table:table-cell>
              <table:table-cell office:value-type="float" office:value="2.02182478576849">
                <text:p>2.02182478576849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55296336395069">
                <text:p>0.955296336395069</text:p>
              </table:table-cell>
              <table:table-cell office:value-type="float" office:value="1.8357235611802">
                <text:p>1.8357235611802</text:p>
              </table:table-cell>
              <table:table-cell office:value-type="float" office:value="3.56691103399447">
                <text:p>3.56691103399447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58131590059785">
                <text:p>0.958131590059785</text:p>
              </table:table-cell>
              <table:table-cell office:value-type="float" office:value="1.83945415810746">
                <text:p>1.83945415810746</text:p>
              </table:table-cell>
              <table:table-cell office:value-type="float" office:value="3.59902591732997">
                <text:p>3.59902591732997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68156577121757">
                <text:p>0.968156577121757</text:p>
              </table:table-cell>
              <table:table-cell office:value-type="float" office:value="1.86337760308354">
                <text:p>1.86337760308354</text:p>
              </table:table-cell>
              <table:table-cell office:value-type="float" office:value="3.63544289329223">
                <text:p>3.63544289329223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61346253369443">
                <text:p>0.961346253369443</text:p>
              </table:table-cell>
              <table:table-cell office:value-type="float" office:value="1.84266088397685">
                <text:p>1.84266088397685</text:p>
              </table:table-cell>
              <table:table-cell office:value-type="float" office:value="3.61694865746135">
                <text:p>3.61694865746135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63060740467928">
                <text:p>0.963060740467928</text:p>
              </table:table-cell>
              <table:table-cell office:value-type="float" office:value="1.85040782568111">
                <text:p>1.85040782568111</text:p>
              </table:table-cell>
              <table:table-cell office:value-type="float" office:value="3.61372605671142">
                <text:p>3.61372605671142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39078558433848">
                <text:p>0.939078558433848</text:p>
              </table:table-cell>
              <table:table-cell office:value-type="float" office:value="1.80003682972286">
                <text:p>1.80003682972286</text:p>
              </table:table-cell>
              <table:table-cell office:value-type="float" office:value="3.51184107339592">
                <text:p>3.51184107339592</text:p>
              </table:table-cell>
              <table:table-cell office:value-type="float" office:value="1">
                <text:p>1</text:p>
              </table:table-cell>
              <table:table-cell office:value-type="float" office:value="1.97515263697641">
                <text:p>1.97515263697641</text:p>
              </table:table-cell>
              <table:table-cell office:value-type="float" office:value="3.88275765724863">
                <text:p>3.88275765724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